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helvetica" svg:font-family="helvetica, arial, sans-serif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c0ca" officeooo:paragraph-rsid="000ac0ca"/>
    </style:style>
    <style:style style:name="P2" style:family="paragraph" style:parent-style-name="Standard">
      <style:text-properties officeooo:rsid="000ac0ca" officeooo:paragraph-rsid="000bb872"/>
    </style:style>
    <style:style style:name="P3" style:family="paragraph" style:parent-style-name="Standard">
      <style:text-properties officeooo:paragraph-rsid="000ac0ca"/>
    </style:style>
    <style:style style:name="P4" style:family="paragraph" style:parent-style-name="Standard">
      <style:text-properties officeooo:rsid="000ac0ca" officeooo:paragraph-rsid="000ac0ca" fo:background-color="#eeeeee"/>
    </style:style>
    <style:style style:name="P5" style:family="paragraph" style:parent-style-name="Standard">
      <style:text-properties fo:font-weight="bold" officeooo:rsid="000ac0ca" officeooo:paragraph-rsid="000ac0ca" style:font-weight-asian="bold" style:font-weight-complex="bold"/>
    </style:style>
    <style:style style:name="P6" style:family="paragraph" style:parent-style-name="Standard">
      <style:text-properties fo:font-size="22pt" fo:font-weight="bold" officeooo:rsid="000ac0ca" officeooo:paragraph-rsid="000ac0ca" style:font-size-asian="22pt" style:font-weight-asian="bold" style:font-size-complex="22pt" style:font-weight-complex="bold"/>
    </style:style>
    <style:style style:name="P7" style:family="paragraph" style:parent-style-name="Standard">
      <style:text-properties fo:font-variant="normal" fo:text-transform="none" fo:color="#141823" style:font-name="Times New Roman" fo:font-size="12.75pt" fo:letter-spacing="normal" fo:font-style="normal" fo:font-weight="normal" officeooo:rsid="000ac0ca" officeooo:paragraph-rsid="000ac0ca" style:font-weight-asian="normal" style:font-weight-complex="normal"/>
    </style:style>
    <style:style style:name="P8" style:family="paragraph" style:parent-style-name="Standard">
      <style:text-properties style:font-name="Verdana" officeooo:rsid="000ac0ca" officeooo:paragraph-rsid="000ac0ca"/>
    </style:style>
    <style:style style:name="P9" style:family="paragraph" style:parent-style-name="Standard">
      <style:text-properties style:font-name="Times New Roman" officeooo:rsid="000ac0ca" officeooo:paragraph-rsid="000ac0ca"/>
    </style:style>
    <style:style style:name="P10" style:family="paragraph" style:parent-style-name="Standard">
      <style:text-properties style:font-name="Times New Roman" fo:font-size="22pt" officeooo:rsid="000ac0ca" officeooo:paragraph-rsid="000ac0ca" style:font-size-asian="22pt" style:font-size-complex="22pt"/>
    </style:style>
    <style:style style:name="P11" style:family="paragraph" style:parent-style-name="Standard">
      <style:paragraph-properties fo:margin-left="0cm" fo:margin-right="0cm" fo:margin-top="0cm" fo:margin-bottom="0.741cm" loext:contextual-spacing="false" style:line-height-at-least="0.741cm" fo:text-align="start" style:justify-single-word="false" fo:widows="1" fo:text-indent="0cm" style:auto-text-indent="false"/>
      <style:text-properties fo:font-variant="normal" fo:text-transform="none" fo:color="#141823" style:font-name="Times New Roman" fo:font-size="12.75pt" fo:letter-spacing="normal" fo:font-style="normal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margin-top="0cm" fo:margin-bottom="0.741cm" loext:contextual-spacing="false" style:line-height-at-least="0.741cm" fo:text-align="start" style:justify-single-word="false" fo:widows="1" fo:text-indent="0cm" style:auto-text-indent="false"/>
      <style:text-properties fo:font-variant="normal" fo:text-transform="none" fo:color="#141823" style:font-name="Times New Roman" fo:font-size="12.75pt" fo:letter-spacing="normal" fo:font-style="normal" fo:font-weight="normal"/>
    </style:style>
    <style:style style:name="P13" style:family="paragraph" style:parent-style-name="Standard">
      <style:paragraph-properties fo:margin-left="0cm" fo:margin-right="0cm" fo:margin-top="0cm" fo:margin-bottom="0.741cm" loext:contextual-spacing="false" style:line-height-at-least="0.741cm" fo:text-align="start" style:justify-single-word="false" fo:widows="1" fo:text-indent="0cm" style:auto-text-indent="false"/>
      <style:text-properties fo:font-variant="normal" fo:text-transform="none" fo:color="#141823" style:font-name="Times New Roman" fo:font-size="12.75pt" fo:letter-spacing="normal" fo:font-style="normal" fo:font-weight="normal" officeooo:paragraph-rsid="000d098a"/>
    </style:style>
    <style:style style:name="P14" style:family="paragraph" style:parent-style-name="Standard">
      <style:paragraph-properties fo:margin-left="0cm" fo:margin-right="0cm" fo:margin-top="0cm" fo:margin-bottom="0.741cm" loext:contextual-spacing="false" style:line-height-at-least="0.741cm" fo:widows="1" fo:text-indent="0cm" style:auto-text-indent="false"/>
      <style:text-properties fo:font-variant="normal" fo:text-transform="none" fo:color="#141823" style:font-name="Times New Roman" fo:font-size="12.75pt" fo:letter-spacing="normal" fo:font-style="normal" fo:font-weight="normal"/>
    </style:style>
    <style:style style:name="P15" style:family="paragraph" style:parent-style-name="Standard">
      <style:paragraph-properties fo:margin-left="0cm" fo:margin-right="0cm" fo:margin-top="0cm" fo:margin-bottom="0.741cm" loext:contextual-spacing="false" style:line-height-at-least="0.741cm" fo:text-align="start" style:justify-single-word="false" fo:widows="1" fo:text-indent="0cm" style:auto-text-indent="false"/>
      <style:text-properties fo:font-variant="normal" fo:text-transform="none" fo:color="#141823" style:font-name="Times New Roman" fo:font-size="12.75pt" fo:letter-spacing="normal" fo:font-style="normal" fo:font-weight="bold"/>
    </style:style>
    <style:style style:name="P16" style:family="paragraph" style:parent-style-name="Standard">
      <style:paragraph-properties fo:margin-left="0cm" fo:margin-right="0cm" fo:margin-top="0cm" fo:margin-bottom="0.741cm" loext:contextual-spacing="false" style:line-height-at-least="0.741cm" fo:text-align="start" style:justify-single-word="false" fo:widows="1" fo:text-indent="0cm" style:auto-text-indent="false"/>
      <style:text-properties style:font-name="Times New Roman"/>
    </style:style>
    <style:style style:name="P17" style:family="paragraph" style:parent-style-name="Text_20_body">
      <style:paragraph-properties fo:margin-left="0cm" fo:margin-right="0cm" style:line-height-at-least="0.423cm" fo:widows="1" fo:text-indent="0cm" style:auto-text-indent="false"/>
    </style:style>
    <style:style style:name="P18" style:family="paragraph" style:parent-style-name="Text_20_body">
      <style:paragraph-properties fo:margin-left="0cm" fo:margin-right="0cm" style:line-height-at-least="0.423cm" fo:widows="1" fo:text-indent="0cm" style:auto-text-indent="false"/>
      <style:text-properties fo:font-variant="normal" fo:text-transform="none" fo:color="#666666" style:font-name="helvetica" fo:font-size="9pt" fo:letter-spacing="normal" fo:font-style="normal" fo:font-weight="normal"/>
    </style:style>
    <style:style style:name="P19" style:family="paragraph" style:parent-style-name="Text_20_body">
      <style:paragraph-properties fo:margin-left="0cm" fo:margin-right="0cm" style:line-height-at-least="0.423cm" fo:widows="1" fo:text-indent="0cm" style:auto-text-indent="false"/>
      <style:text-properties fo:font-variant="normal" fo:text-transform="none" fo:color="#666666" style:font-name="helvetica" fo:font-size="9pt" fo:letter-spacing="normal" fo:font-style="normal" fo:font-weight="normal" fo:background-color="#eeeeee"/>
    </style:style>
    <style:style style:name="P20" style:family="paragraph" style:parent-style-name="Text_20_body">
      <style:paragraph-properties fo:margin-left="0cm" fo:margin-right="0cm" style:line-height-at-least="0.423cm" fo:widows="1" fo:text-indent="0cm" style:auto-text-indent="false"/>
      <style:text-properties fo:font-variant="normal" fo:text-transform="none" fo:color="#666666" style:font-name="helvetica" fo:font-size="9pt" fo:letter-spacing="normal" fo:font-style="normal" fo:font-weight="bold" style:font-weight-asian="bold" style:font-weight-complex="bold"/>
    </style:style>
    <style:style style:name="P21" style:family="paragraph" style:parent-style-name="Text_20_body">
      <style:paragraph-properties fo:margin-left="0cm" fo:margin-right="0cm" fo:margin-top="0cm" fo:margin-bottom="0.159cm" loext:contextual-spacing="false" style:line-height-at-least="0.503cm" fo:widows="1" fo:text-indent="0cm" style:auto-text-indent="false"/>
      <style:text-properties fo:font-variant="normal" fo:text-transform="none" fo:color="#141823" style:font-name="helvetica" fo:font-size="10.5pt" fo:letter-spacing="normal" fo:font-style="normal" fo:font-weight="normal"/>
    </style:style>
    <style:style style:name="P22" style:family="paragraph" style:parent-style-name="Text_20_body">
      <style:paragraph-properties fo:margin-left="0cm" fo:margin-right="0cm" fo:margin-top="0.159cm" fo:margin-bottom="0.159cm" loext:contextual-spacing="false" style:line-height-at-least="0.503cm" fo:widows="1" fo:text-indent="0cm" style:auto-text-indent="false"/>
      <style:text-properties fo:font-variant="normal" fo:text-transform="none" fo:color="#141823" style:font-name="helvetica" fo:font-size="10.5pt" fo:letter-spacing="normal" fo:font-style="normal" fo:font-weight="normal"/>
    </style:style>
    <style:style style:name="P23" style:family="paragraph" style:parent-style-name="Text_20_body">
      <style:paragraph-properties fo:margin-left="0cm" fo:margin-right="0cm" fo:margin-top="0.159cm" fo:margin-bottom="0.159cm" loext:contextual-spacing="false" style:line-height-at-least="0.503cm" fo:widows="1" fo:text-indent="0cm" style:auto-text-indent="false"/>
      <style:text-properties fo:font-variant="normal" fo:text-transform="none" fo:color="#141823" style:font-name="helvetica" fo:font-size="10.5pt" fo:letter-spacing="normal" fo:font-style="normal" fo:font-weight="normal" officeooo:paragraph-rsid="000d5ba6"/>
    </style:style>
    <style:style style:name="P24" style:family="paragraph" style:parent-style-name="Text_20_body">
      <style:paragraph-properties fo:margin-left="0cm" fo:margin-right="0cm" fo:margin-top="0.159cm" fo:margin-bottom="0.159cm" loext:contextual-spacing="false" style:line-height-at-least="0.503cm" fo:widows="1" fo:text-indent="0cm" style:auto-text-indent="false"/>
    </style:style>
    <style:style style:name="P25" style:family="paragraph" style:parent-style-name="Text_20_body">
      <style:text-properties officeooo:rsid="000ac0ca" officeooo:paragraph-rsid="000ac0ca"/>
    </style:style>
    <style:style style:name="P26" style:family="paragraph" style:parent-style-name="Text_20_body">
      <style:text-properties fo:font-variant="normal" fo:text-transform="none" fo:color="#141823" style:font-name="helvetica" fo:font-size="22pt" fo:letter-spacing="normal" fo:font-style="normal" fo:font-weight="bold" officeooo:rsid="000ac0ca" officeooo:paragraph-rsid="000ac0ca" style:font-size-asian="22pt" style:font-weight-asian="bold" style:font-size-complex="22pt" style:font-weight-complex="bold"/>
    </style:style>
    <style:style style:name="P27" style:family="paragraph" style:parent-style-name="Text_20_body">
      <style:text-properties fo:font-variant="normal" fo:text-transform="none" fo:color="#666666" style:font-name="helvetica" fo:font-size="9pt" fo:letter-spacing="normal" fo:font-style="normal" fo:font-weight="normal" officeooo:rsid="000ac0ca" officeooo:paragraph-rsid="000fd2ed"/>
    </style:style>
    <style:style style:name="P28" style:family="paragraph" style:parent-style-name="Standard">
      <style:paragraph-properties fo:margin-left="0cm" fo:margin-right="0cm" fo:margin-top="0cm" fo:margin-bottom="0.741cm" loext:contextual-spacing="false" style:line-height-at-least="0.741cm" fo:text-align="start" style:justify-single-word="false" fo:widows="1" fo:text-indent="0cm" style:auto-text-indent="false"/>
      <style:text-properties fo:font-variant="normal" fo:text-transform="none" fo:color="#141823" style:font-name="Times New Roman" fo:font-size="12.75pt" fo:letter-spacing="normal" fo:font-style="normal" fo:font-weight="normal"/>
    </style:style>
    <style:style style:name="P29" style:family="paragraph" style:parent-style-name="Standard">
      <style:text-properties officeooo:rsid="000ac0ca" officeooo:paragraph-rsid="000ac0ca"/>
    </style:style>
    <style:style style:name="P30" style:family="paragraph" style:parent-style-name="Standard">
      <style:text-properties officeooo:paragraph-rsid="000ac0ca"/>
    </style:style>
    <style:style style:name="P31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32" style:family="paragraph" style:parent-style-name="Standard">
      <style:text-properties fo:font-size="22pt" fo:font-weight="bold" officeooo:rsid="00192223" officeooo:paragraph-rsid="00192223" style:font-size-asian="22pt" style:font-weight-asian="bold" style:font-size-complex="22pt" style:font-weight-complex="bold"/>
    </style:style>
    <style:style style:name="P33" style:family="paragraph" style:parent-style-name="Standard">
      <style:text-properties fo:background-color="#eeeeee"/>
    </style:style>
    <style:style style:name="P34" style:family="paragraph" style:parent-style-name="Standard">
      <style:text-properties officeooo:rsid="001be5a1" officeooo:paragraph-rsid="001be5a1" fo:background-color="#eeeeee"/>
    </style:style>
    <style:style style:name="P35" style:family="paragraph" style:parent-style-name="Standard">
      <style:text-properties officeooo:rsid="00192223" officeooo:paragraph-rsid="00192223" fo:background-color="#eeeeee"/>
    </style:style>
    <style:style style:name="P36" style:family="paragraph" style:parent-style-name="Standard">
      <style:text-properties officeooo:rsid="0015fc8b" officeooo:paragraph-rsid="0015fc8b"/>
    </style:style>
    <style:style style:name="P37" style:family="paragraph" style:parent-style-name="Standard">
      <style:text-properties officeooo:rsid="00192223" officeooo:paragraph-rsid="00192223"/>
    </style:style>
    <style:style style:name="P38" style:family="paragraph" style:parent-style-name="Text_20_body">
      <style:text-properties fo:font-weight="bold" style:font-weight-asian="bold" style:font-weight-complex="bold"/>
    </style:style>
    <style:style style:name="P39" style:family="paragraph" style:parent-style-name="Text_20_body">
      <style:text-properties officeooo:paragraph-rsid="0013285f" fo:background-color="#eeeeee"/>
    </style:style>
    <style:style style:name="P40" style:family="paragraph" style:parent-style-name="Text_20_body">
      <style:text-properties officeooo:paragraph-rsid="001786bc"/>
    </style:style>
    <style:style style:name="P41" style:family="paragraph" style:parent-style-name="Text_20_body">
      <style:text-properties officeooo:paragraph-rsid="001d3275"/>
    </style:style>
    <style:style style:name="P42" style:family="paragraph" style:parent-style-name="Heading_20_3">
      <style:text-properties fo:font-weight="bold"/>
    </style:style>
    <style:style style:name="P43" style:family="paragraph" style:parent-style-name="Heading_20_3">
      <style:text-properties fo:font-size="10pt" style:font-size-asian="10pt" style:font-size-complex="10pt"/>
    </style:style>
    <style:style style:name="T1" style:family="text">
      <style:text-properties officeooo:rsid="000ac0ca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loext:padding="0cm" loext:border="none"/>
    </style:style>
    <style:style style:name="T5" style:family="text">
      <style:text-properties fo:font-size="22pt" fo:text-shadow="none" style:text-underline-style="none" fo:font-weight="bold" officeooo:rsid="000ac0ca" style:font-size-asian="22pt" style:font-weight-asian="bold" style:font-size-complex="22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fo:font-weight="bold" officeooo:rsid="000fd2ed" style:font-size-asian="22pt" style:font-weight-asian="bold" style:font-size-complex="22pt" style:font-weight-complex="bold"/>
    </style:style>
    <style:style style:name="T8" style:family="text">
      <style:text-properties fo:background-color="#eeeeee" loext:char-shading-value="0"/>
    </style:style>
    <style:style style:name="T9" style:family="text">
      <style:text-properties fo:background-color="#eeeeee" loext:char-shading-value="0"/>
    </style:style>
    <style:style style:name="T10" style:family="text">
      <style:text-properties fo:font-variant="normal" fo:text-transform="none" fo:color="#141823" fo:letter-spacing="normal" fo:font-style="normal" fo:font-weight="normal"/>
    </style:style>
    <style:style style:name="T11" style:family="text">
      <style:text-properties fo:font-variant="normal" fo:text-transform="none" fo:color="#141823" style:font-name="helvetica" fo:font-size="10.5pt" fo:letter-spacing="normal" fo:font-style="normal" fo:font-weight="normal"/>
    </style:style>
    <style:style style:name="T12" style:family="text">
      <style:text-properties fo:font-variant="normal" fo:text-transform="none" fo:color="#666666" style:font-name="helvetica" fo:font-size="9pt" fo:letter-spacing="normal" fo:font-style="normal" fo:font-weight="normal"/>
    </style:style>
    <style:style style:name="T13" style:family="text">
      <style:text-properties fo:font-variant="normal" fo:text-transform="none" fo:color="#666666" style:font-name="helvetica" fo:font-size="22pt" fo:letter-spacing="normal" fo:font-style="normal" fo:font-weight="bold" style:font-size-asian="22pt" style:font-weight-asian="bold" style:font-size-complex="22pt" style:font-weight-complex="bold"/>
    </style:style>
    <style:style style:name="T14" style:family="text">
      <style:text-properties fo:font-variant="normal" fo:text-transform="none" fo:color="#627aad" style:text-line-through-style="none" style:text-line-through-type="none" style:font-name="helvetica" fo:font-size="9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3b5998" style:text-line-through-style="none" style:text-line-through-type="none" style:font-name="helvetica" fo:font-size="9pt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3b5998" style:text-line-through-style="none" style:text-line-through-type="none" style:font-name="helvetica" fo:font-size="10.5pt" fo:letter-spacing="normal" fo:font-style="normal" style:text-underline-style="none" fo:font-weight="normal" style:text-blinking="false"/>
    </style:style>
    <style:style style:name="T17" style:family="text">
      <style:text-properties fo:color="#000000" style:font-name="Segoe UI" fo:font-size="10pt" style:font-size-asian="10pt"/>
    </style:style>
    <style:style style:name="T18" style:family="text">
      <style:text-properties fo:color="#000000" style:font-name="Segoe UI" fo:font-size="10pt" officeooo:rsid="00192223" style:font-size-asian="10pt"/>
    </style:style>
    <style:style style:name="T19" style:family="text">
      <style:text-properties fo:color="#000000" style:font-name="Segoe UI"/>
    </style:style>
    <style:style style:name="T20" style:family="text">
      <style:text-properties officeooo:rsid="001be5a1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Autor: <text:span text:style-name="T3">Amarildo Lacerda</text:span></text:p>
      <text:p text:style-name="P1">Objetivo: <text:span text:style-name="T3">Consolidar publicações do Facebook em um documento base</text:span></text:p>
      <text:p text:style-name="P8"/>
      <text:p text:style-name="P9"/>
      <text:p text:style-name="P10"><text:span text:style-name="T10">Delphi - Computação Paralela, em Threads anônimas</text:span> </text:p>
      <text:p text:style-name="P10"/>
      <text:p text:style-name="P7">Houve um tempo que executar tarefas em "background" era um tortura.</text:p>
      <text:p text:style-name="P11">Com a evolução de hardware e software, fazer uso de computação paralela passou a ser tão fácil quanto um desafio em resistir ao seu uso.</text:p>
      <text:p text:style-name="P11">Introduzida na versão XE7, um "thread" passou a rodar considerando o balanceamento entre os processadores presentes na unidade de processamento.</text:p>
      <text:p text:style-name="P15">Associar o uso de métodos anônimos facilitou em muito todo o trabalho:</text:p>
      <text:p text:style-name="P13">Tthread.CreateAnonymousThread(</text:p>
      <text:p text:style-name="P13">procedure begin</text:p>
      <text:p text:style-name="P13"><text:s text:c="4"/>// execute aqui o seu código</text:p>
      <text:p text:style-name="P12"><text:s text:c="3"/>// se precisar sincronizar atualização de controles da janela</text:p>
      <text:p text:style-name="P12"><text:s text:c="3"/>TThread.Queue(nil,</text:p>
      <text:p text:style-name="P12"><text:s text:c="3"/>procedure begin</text:p>
      <text:p text:style-name="P12"><text:s text:c="7"/>// aqui deve incluir a atualização dos controles da janela;</text:p>
      <text:p text:style-name="P12"><text:s text:c="6"/>// ex: label1.caption := 'texto';</text:p>
      <text:p text:style-name="P12">end);</text:p>
      <text:p text:style-name="P12">end</text:p>
      <text:p text:style-name="P12"><text:soft-page-break/>).Start;</text:p>
      <text:p text:style-name="P16"/>
      <text:p text:style-name="P12"><text:span text:style-name="T4">#firebird</text:span> <text:span text:style-name="T4">#delphi</text:span> <text:span text:style-name="T4">#sql</text:span> </text:p>
      <text:p text:style-name="P14"/>
      <text:p text:style-name="P9"/>
      <text:p text:style-name="P9"/>
      <text:p text:style-name="P9"/>
      <text:p text:style-name="P1"><text:span text:style-name="T6">Delphi - Processamento paralelo com TTask</text:span> <text:s text:c="3"/>#ttask #parallel #thread</text:p>
      <text:p text:style-name="P1"/>
      <text:p text:style-name="P1">Na versão XE7 foi incorporado ao Delphi o conceito de processamento paralelo. Antes já era possível fazer algo parecido utilizando bibliotecas de terceiros [http://www.omnithreadlibrary.com/index.htm <text:s text:c="2"/>http://andy.jgknet.de/blog/bugfix-units/asynccalls-29-asynchronous-function-calls/].</text:p>
      <text:p text:style-name="P1">Para tentar simplificar o conceito, diz paralelo quanto consegue executar dois ou mais processos ao mesmo tempo, daí o nome "paralelo".</text:p>
      <text:p text:style-name="P1"/>
      <text:p text:style-name="P1"><text:span text:style-name="T3">Exemplo utilizando TTask</text:span>:</text:p>
      <text:p text:style-name="P1"/>
      <text:p text:style-name="P1">var</text:p>
      <text:p text:style-name="P1"><text:s text:c="2"/>tsk: array [0 .. 2] of ITask;</text:p>
      <text:p text:style-name="P1"><text:s text:c="2"/>i, n: integer;</text:p>
      <text:p text:style-name="P1">begin</text:p>
      <text:p text:style-name="P1"><text:s text:c="2"/>tsk[0] := TTask.create(</text:p>
      <text:p text:style-name="P1"><text:s text:c="4"/>procedure</text:p>
      <text:p text:style-name="P1"><text:s text:c="4"/>begin</text:p>
      <text:p text:style-name="P1"><text:s text:c="5"/>TThread.Queue(nil, procedure</text:p>
      <text:p text:style-name="P1"><text:s text:c="5"/>begin</text:p>
      <text:p text:style-name="P1"><text:s text:c="6"/>caption := 'xxx'; <text:s text:c="2"/>// sincronizar a atualização da janela.</text:p>
      <text:p text:style-name="P1"><text:s text:c="5"/>end);</text:p>
      <text:p text:style-name="P1"><text:s text:c="4"/>end);</text:p>
      <text:p text:style-name="P1"><text:s text:c="2"/>tsk[0].Start; <text:s/>// inicia o processamento antes de criar as TTask seguintes </text:p>
      <text:p text:style-name="P1"/>
      <text:p text:style-name="P1"><text:s text:c="2"/>tsk[2] := TTask.create(</text:p>
      <text:p text:style-name="P1"><text:s text:c="4"/>procedure</text:p>
      <text:p text:style-name="P1"><text:s text:c="4"/>var</text:p>
      <text:p text:style-name="P1"><text:s text:c="6"/>k: integer;</text:p>
      <text:p text:style-name="P1"><text:s text:c="4"/>begin</text:p>
      <text:p text:style-name="P1"><text:s text:c="6"/>i := 1;</text:p>
      <text:p text:style-name="P1"><text:s text:c="6"/>sleep(1000);</text:p>
      <text:p text:style-name="P1"><text:s text:c="6"/>for k := 0 to 10000 do</text:p>
      <text:p text:style-name="P1"><text:s text:c="8"/>inc(i);</text:p>
      <text:p text:style-name="P1"><text:s text:c="4"/>end);</text:p>
      <text:p text:style-name="P1"><text:soft-page-break/></text:p>
      <text:p text:style-name="P1"><text:s text:c="2"/>tsk[1] := TTask.create(</text:p>
      <text:p text:style-name="P1"><text:s text:c="4"/>procedure</text:p>
      <text:p text:style-name="P1"><text:s text:c="4"/>var</text:p>
      <text:p text:style-name="P1"><text:s text:c="6"/>k: integer;</text:p>
      <text:p text:style-name="P1"><text:s text:c="4"/>begin</text:p>
      <text:p text:style-name="P1"><text:s text:c="6"/>n := n;</text:p>
      <text:p text:style-name="P1"><text:s text:c="6"/>for k := 0 to 1000 do</text:p>
      <text:p text:style-name="P1"><text:s text:c="8"/>inc(n);</text:p>
      <text:p text:style-name="P1"><text:s text:c="6"/>add( 'N');</text:p>
      <text:p text:style-name="P1"><text:s text:c="4"/>end);</text:p>
      <text:p text:style-name="P1"/>
      <text:p text:style-name="P1"><text:s text:c="2"/>tsk[2].Start; <text:s text:c="2"/>// inicia o processamento</text:p>
      <text:p text:style-name="P1"><text:s text:c="2"/>tsk[1].Start;</text:p>
      <text:p text:style-name="P1"/>
      <text:p text:style-name="P1"><text:s text:c="2"/>TTask.WaitforAll(tsk); <text:s/>// quando quer aguardar o termino de todas as TTasks</text:p>
      <text:p text:style-name="P1"/>
      <text:p text:style-name="P1"/>
      <text:p text:style-name="P1"/>
      <text:p text:style-name="P1"><text:span text:style-name="T6">Diferença entre #ITASK <text:s text:c="2"/>e <text:s text:c="2"/>#IFUTURE. ..</text:span> </text:p>
      <text:p text:style-name="P1">interfaces disponíveis através de TTASK que se encontra na unit System.Threading... </text:p>
      <text:p text:style-name="P1"/>
      <text:p text:style-name="P1">Enquanto ITask aguarda uma chamada <text:s text:c="2"/>x.start; <text:s/>para iniciar o processamento em uma thread própria... o IFuture já inicia o processamento de imediato e aceita aguardar uma resposta após o término de execução.</text:p>
      <text:p text:style-name="P1"/>
      <text:p text:style-name="P1"><text:span text:style-name="T3">Exemplo ITask</text:span>: <text:s text:c="2"/>(aguarda start para iniciar)</text:p>
      <text:p text:style-name="P1"/>
      <text:p text:style-name="P1"><text:s text:c="6"/>tsk := TTask.create( procedure begin</text:p>
      <text:p text:style-name="P1"><text:s text:c="23"/>// código a ser executado</text:p>
      <text:p text:style-name="P1"><text:s text:c="15"/>end);</text:p>
      <text:p text:style-name="P1"><text:s text:c="6"/>tsk.start;</text:p>
      <text:p text:style-name="P1"/>
      <text:p text:style-name="P1"><text:s text:c="6"/>//pode ou não pedir para aguardar conclusão:</text:p>
      <text:p text:style-name="P1"><text:s text:c="8"/>tsk.wait( 1000000);</text:p>
      <text:p text:style-name="P1"/>
      <text:p text:style-name="P1"><text:span text:style-name="T3">Exemplo IFuture</text:span>: <text:s text:c="2"/>(inicia assim que for criado)</text:p>
      <text:p text:style-name="P1"><text:s text:c="6"/>tsk = TTask.Future&lt;boolean&gt;( </text:p>
      <text:p text:style-name="P1"><text:s text:c="19"/>function:boolean </text:p>
      <text:p text:style-name="P1"><text:s text:c="19"/>begin</text:p>
      <text:p text:style-name="P1"><text:s text:c="26"/>// código.....</text:p>
      <text:p text:style-name="P1"><text:s text:c="25"/>result := true; <text:s text:c="2"/>// resposta para o processamento</text:p>
      <text:p text:style-name="P1"><text:s text:c="19"/>end);</text:p>
      <text:p text:style-name="P1"/>
      <text:p text:style-name="P1"><text:s text:c="6"/>resposta := <text:s/>tsk.value; <text:s text:c="6"/>// aguarda a thread terminal e pega o resultado</text:p>
      <text:p text:style-name="P1"/>
      <text:p text:style-name="P1"><text:span text:style-name="T3">Se precisar retornar mais de um valor, pode usar um RECORD</text:span>:</text:p>
      <text:p text:style-name="P1"><text:s text:c="6"/></text:p>
      <text:p text:style-name="P1"><text:s text:c="6"/>TPessoa = record</text:p>
      <text:p text:style-name="P1"><text:s text:c="10"/>nome:string;</text:p>
      <text:p text:style-name="P1"><text:s text:c="10"/>idade:integer;</text:p>
      <text:p text:style-name="P1"><text:soft-page-break/><text:s text:c="7"/>end;</text:p>
      <text:p text:style-name="P1"/>
      <text:p text:style-name="P1"><text:s text:c="6"/>tsk = TTask.Future&lt;TPessoa&gt;( </text:p>
      <text:p text:style-name="P1"><text:s text:c="19"/>function:TPessoa </text:p>
      <text:p text:style-name="P1"><text:s text:c="19"/>begin</text:p>
      <text:p text:style-name="P1"><text:s text:c="26"/>// código.....</text:p>
      <text:p text:style-name="P1"><text:s text:c="25"/>result.nome := 'Nome'; <text:s text:c="2"/>// resposta para o processamento</text:p>
      <text:p text:style-name="P1"><text:s text:c="25"/>result.idade := 18;</text:p>
      <text:p text:style-name="P1"><text:s text:c="19"/>end);</text:p>
      <text:p text:style-name="P1"/>
      <text:p text:style-name="P1"><text:s text:c="6"/>resposta := <text:s/>tsk.value; <text:s text:c="6"/>// aguarda a thread terminar e pega o resultado</text:p>
      <text:p text:style-name="P1"/>
      <text:p text:style-name="P1"><text:s text:c="6"/>if resposta.idade&gt;18 then</text:p>
      <text:p text:style-name="P1"><text:s text:c="9"/>xxxxx</text:p>
      <text:p text:style-name="P1"><text:s text:c="7"/></text:p>
      <text:p text:style-name="P1"/>
      <text:p text:style-name="P1">ver: #ttask</text:p>
      <text:p text:style-name="P1"/>
      <text:p text:style-name="P1"/>
      <text:p text:style-name="P3"/>
      <text:section text:style-name="Sect1" text:name="globalContainer">
        <text:section text:style-name="Sect1" text:name="content">
          <text:section text:style-name="Sect1" text:name="mainContainer">
            <text:section text:style-name="Sect1" text:name="contentCol">
              <text:section text:style-name="Sect1" text:name="contentArea">
                <text:section text:style-name="Sect1" text:name="pagelet_group_search">
                  <text:section text:style-name="Sect1" text:name="u_jsonp_3_3l">
                    <text:section text:style-name="Sect1" text:name="u_jsonp_3_2l">
                      <text:section text:style-name="Sect1" text:name="u_jsonp_3_2m">
                        <text:section text:style-name="Sect1" text:name="id_56c0a1825a6a52295552799">
                          <text:p text:style-name="Text_20_body"><text:span text:style-name="T6">Delphi - Executando uma Query em Segundo Plano.</text:span><text:line-break/><text:a xlink:type="simple" xlink:href="https://www.facebook.com/hashtag/delphi?source=feed_text&amp;story_id=1012318492161338" text:style-name="Internet_20_link" text:visited-style-name="Visited_20_Internet_20_Link">‪#‎delphi‬</text:a> <text:a xlink:type="simple" xlink:href="https://www.facebook.com/hashtag/firedac?source=feed_text&amp;story_id=1012318492161338" text:style-name="Internet_20_link" text:visited-style-name="Visited_20_Internet_20_Link">‪#‎firedac‬</text:a> <text:a xlink:type="simple" xlink:href="https://www.facebook.com/hashtag/query?source=feed_text&amp;story_id=1012318492161338" text:style-name="Internet_20_link" text:visited-style-name="Visited_20_Internet_20_Link">‪#‎query‬</text:a> <text:a xlink:type="simple" xlink:href="https://www.facebook.com/hashtag/tthread?source=feed_text&amp;story_id=1012318492161338" text:style-name="Internet_20_link" text:visited-style-name="Visited_20_Internet_20_Link">‪#‎tthread‬</text:a> <text:a xlink:type="simple" xlink:href="https://www.facebook.com/hashtag/parallel?source=feed_text&amp;story_id=1012318492161338" text:style-name="Internet_20_link" text:visited-style-name="Visited_20_Internet_20_Link">‪#‎parallel‬</text:a></text:p>
                          <text:p text:style-name="Text_20_body">Executar uma query em segundo plano (em paralelo) não ...é difícil de fazer, o seu controle é que pode ser mais complexo.</text:p>
                          <text:p text:style-name="P38">Para executar em segundo plano basta:</text:p>
                          <text:p text:style-name="Text_20_body"><text:s text:c="4"/><text:span text:style-name="T9"><text:s/>TThread.CreateAnonymousThread(procedure<text:line-break/> <text:s text:c="3"/>begin<text:line-break/> <text:s text:c="12"/>ALQuery1.sql.Text := '....';<text:line-break/> <text:s text:c="12"/>ALQuery1.Open;<text:line-break/> <text:s text:c="5"/>end).Start;</text:span></text:p>
                          <text:p text:style-name="Text_20_body">ou</text:p>
                          <text:p text:style-name="P39">Tthread.CreateAnonymousThread(</text:p>
                          <text:p text:style-name="P39"><text:s text:c="4"/>procedure<text:line-break/> <text:s text:c="12"/>var i:integer;<text:line-break/> <text:s text:c="12"/>begin<text:line-break/> <text:s text:c="15"/>for I := 0 to 10 do<text:line-break/> <text:s text:c="15"/>begin<text:line-break/> <text:s text:c="21"/>// faz alguma coisa...<text:line-break/> <text:s text:c="21"/>AlQuery1.execSQL;<text:line-break/> <text:s text:c="15"/>end;<text:line-break/> <text:s text:c="8"/>end).Start;</text:p>
                          <text:p text:style-name="Text_20_body">Um pensamento simplista é você criar uma conexão para cada QUERY em separado. Se você tem um CONNECTION isolado para UMA QUERY, então é possível executá-la em paralelo dentro de uma nova Thread;</text:p>
                          <text:p text:style-name="Text_20_body"><text:span text:style-name="T3">Algumas idéias onde pode utilizar o processo em paralelo:</text:span><text:line-break/>- quando precisa registrar um log em uma tabela;<text:line-break/><text:soft-page-break/>- se for possível adiantar um SELECT que será utilizado mais a frente;<text:line-break/>- se precisa rodar um loop que não tem dependência com os próximos passos da sequencia do código; <text:line-break/>- quando precisa fazer um somatório de dados na tabela para mostrar o seu valor na janela.... e liberar o usuário para continuar fazendo outras coisas.</text:p>
                          <text:p text:style-name="Text_20_body">As vezes você pode por um SELECT em paralelo e disparar outra sequencia de código... e mais adiante aguardar o primeiro SELECT concluir... para depois então continuar.... Este é assunto para outro POST para tratar de TTASK.</text:p>
                        </text:section>
                      </text:section>
                    </text:section>
                  </text:section>
                </text:section>
              </text:section>
            </text:section>
          </text:section>
        </text:section>
      </text:section>
      <text:p text:style-name="P1"/>
      <text:p text:style-name="P1"/>
      <text:p text:style-name="P1"/>
      <text:p text:style-name="P31">Delphi: Dataset Loop - Anonimous Method</text:p>
      <text:p text:style-name="P31"/>
      <text:p text:style-name="Standard"><text:a xlink:type="simple" xlink:href="https://www.facebook.com/hashtag/delphi?source=note" office:target-frame-name="_blank" xlink:show="new" text:style-name="Internet_20_link" text:visited-style-name="Visited_20_Internet_20_Link">#delphi</text:a> <text:a xlink:type="simple" xlink:href="https://www.facebook.com/hashtag/firedac?source=note" office:target-frame-name="_blank" xlink:show="new" text:style-name="Internet_20_link" text:visited-style-name="Visited_20_Internet_20_Link">#firedac</text:a> <text:a xlink:type="simple" xlink:href="https://www.facebook.com/hashtag/dataset?source=note" office:target-frame-name="_blank" xlink:show="new" text:style-name="Internet_20_link" text:visited-style-name="Visited_20_Internet_20_Link">#dataset</text:a> <text:a xlink:type="simple" xlink:href="https://www.facebook.com/hashtag/anonimous?source=note" office:target-frame-name="_blank" xlink:show="new" text:style-name="Internet_20_link" text:visited-style-name="Visited_20_Internet_20_Link">#anonimous</text:a></text:p>
      <text:p text:style-name="Standard">Lembra quantas vezes você precisou fazer um Loop em um Dataset para fazer uma soma, uma contagem ou qualquer outra coisa...</text:p>
      <text:p text:style-name="Standard">Não gosto de fazer de novo algo que já fiz antes... Pensando nisto passei a usar "anonimous method" do delphi para executar para mim os trechos repetitivos dos loops...</text:p>
      <text:p text:style-name="Standard">Veja como ficou.</text:p>
      <text:p text:style-name="Standard"/>
      <text:p text:style-name="Standard"/>
      <text:p text:style-name="Standard">type</text:p>
      <text:p text:style-name="Standard"><text:s text:c="5"/>TDatasetHelper = class helper for TDataset</text:p>
      <text:p text:style-name="Standard"><text:s text:c="5"/>public</text:p>
      <text:p text:style-name="Standard"><text:s text:c="9"/>procedure DoLoopEvent(AEvent: TProc&lt;TDataset&gt;); overload;</text:p>
      <text:p text:style-name="Standard"><text:s text:c="5"/>end;</text:p>
      <text:p text:style-name="Standard"/>
      <text:p text:style-name="Standard">procedure TForm34.execute;</text:p>
      <text:p text:style-name="Standard">var total:Double;</text:p>
      <text:p text:style-name="Standard">begin</text:p>
      <text:p text:style-name="Standard"><text:s text:c="6"/>// abere o Dataset com os dados.</text:p>
      <text:p text:style-name="Standard"><text:s text:c="6"/>alQuery1.sql.Text := 'select codigo, total valor from sigcaut1 where data&gt;=:data';</text:p>
      <text:p text:style-name="Standard"><text:s text:c="6"/>alQuery1.ParamByName('data').AsDateTime := strTodate('01/01/2016');</text:p>
      <text:p text:style-name="Standard"><text:s text:c="6"/>alQuery1.Open;</text:p>
      <text:p text:style-name="Standard"><text:s text:c="6"/>// fazer um loop para somar o total, usando metodos anonimos;</text:p>
      <text:p text:style-name="Standard"><text:s text:c="6"/>total := 0;</text:p>
      <text:p text:style-name="Standard"><text:s text:c="6"/>alQuery1.DoLoopEvent( procedure( ds:TDataset)</text:p>
      <text:p text:style-name="Standard"><text:s text:c="10"/>begin</text:p>
      <text:p text:style-name="Standard"><text:s text:c="13"/>total := total + ds.FieldByName('valor').AsFloat; // executa o loop</text:p>
      <text:p text:style-name="Standard"><text:s text:c="10"/>end);</text:p>
      <text:p text:style-name="Standard"><text:s text:c="5"/>showMessage( FloatTOStr(total) ); // mostra o total da soma obtida no loop</text:p>
      <text:p text:style-name="Standard">end;</text:p>
      <text:p text:style-name="Standard"/>
      <text:p text:style-name="Standard">procedure TDatasetHelper.DoLoopEvent(AEvent: TProc&lt;TDataset&gt;);</text:p>
      <text:p text:style-name="Standard">var</text:p>
      <text:p text:style-name="Standard"><text:s text:c="2"/>book: TBookMark;</text:p>
      <text:p text:style-name="Standard">begin</text:p>
      <text:p text:style-name="Standard"><text:s text:c="2"/>book := GetBookmark;</text:p>
      <text:p text:style-name="Standard"><text:s text:c="2"/>try</text:p>
      <text:p text:style-name="Standard"><text:s text:c="6"/>DisableControls;</text:p>
      <text:p text:style-name="Standard"><text:soft-page-break/><text:s text:c="4"/>first;</text:p>
      <text:p text:style-name="Standard"><text:s text:c="4"/>while eof = false do</text:p>
      <text:p text:style-name="Standard"><text:s text:c="4"/>begin</text:p>
      <text:p text:style-name="Standard"><text:s text:c="10"/>AEvent(self);</text:p>
      <text:p text:style-name="Standard"><text:s text:c="9"/>next;</text:p>
      <text:p text:style-name="Standard"><text:s text:c="4"/>end;</text:p>
      <text:p text:style-name="Standard"><text:s text:c="2"/>finally</text:p>
      <text:p text:style-name="Standard"><text:s text:c="6"/>GotoBookmark(book);</text:p>
      <text:p text:style-name="Standard"><text:s text:c="6"/>FreeBookmark(book);</text:p>
      <text:p text:style-name="Standard"><text:s text:c="6"/>EnableControls;</text:p>
      <text:p text:style-name="Standard"><text:s text:c="2"/>end;</text:p>
      <text:p text:style-name="Standard">end;</text:p>
      <text:p text:style-name="Standard"/>
      <text:p text:style-name="Standard"/>
      <text:p text:style-name="Standard">Código Original: <text:a xlink:type="simple" xlink:href="https://www.facebook.com/l.php?u=https%3A%2F%2Fgithub.com%2Famarildolacerda%2Fhelpers%2Fblob%2Fmaster%2FData.DB.Helper&amp;h=dAQGUPbTb&amp;s=1" office:target-frame-name="_blank" xlink:show="new" text:style-name="Internet_20_link" text:visited-style-name="Visited_20_Internet_20_Link">https://github.com/amarildolacerda/...</text:a></text:p>
      <text:p text:style-name="P1"/>
      <text:p text:style-name="P1"/>
      <text:p text:style-name="P1"/>
      <text:p text:style-name="P1"/>
      <text:p text:style-name="P36"><text:span text:style-name="T6">Obter Json de uma classe genérica</text:span> </text:p>
      <text:p text:style-name="P36">#delphi #json</text:p>
      <text:p text:style-name="P36"/>
      <text:p text:style-name="P36">Requer: https://github.com/amarildolacerda/helpers</text:p>
      <text:p text:style-name="P36"/>
      <text:p text:style-name="P36"/>
      <text:p text:style-name="P36">Uses System.uJson;</text:p>
      <text:p text:style-name="P36"/>
      <text:p text:style-name="P36">type</text:p>
      <text:p text:style-name="P36"><text:s text:c="2"/>TMinhaClasse = class</text:p>
      <text:p text:style-name="P36"><text:s text:c="2"/>public</text:p>
      <text:p text:style-name="P36"><text:s text:c="4"/>Valor: Double;</text:p>
      <text:p text:style-name="P36"><text:s text:c="4"/>Codigo: string;</text:p>
      <text:p text:style-name="P36"><text:s text:c="2"/>end;</text:p>
      <text:p text:style-name="P36"/>
      <text:p text:style-name="P36">procedure TForm33.FormCreate(Sender: TObject);</text:p>
      <text:p text:style-name="P36">var</text:p>
      <text:p text:style-name="P36"><text:s text:c="2"/>mc: TMinhaClasse;</text:p>
      <text:p text:style-name="P36">begin</text:p>
      <text:p text:style-name="P36"><text:s text:c="2"/>mc := TMinhaClasse.create;</text:p>
      <text:p text:style-name="P36"><text:s text:c="2"/>try</text:p>
      <text:p text:style-name="P36"><text:s text:c="4"/>mc.Codigo := '123456';</text:p>
      <text:p text:style-name="P36"><text:s text:c="4"/>mc.Valor := 10;</text:p>
      <text:p text:style-name="P36"><text:s text:c="4"/>ShowMessage(mc.asJson);</text:p>
      <text:p text:style-name="P36"><text:s text:c="2"/>finally</text:p>
      <text:p text:style-name="P36"><text:s text:c="4"/>mc.Free;</text:p>
      <text:p text:style-name="P36"><text:s text:c="2"/>end;</text:p>
      <text:p text:style-name="P36">end;</text:p>
      <text:p text:style-name="P36"/>
      <text:p text:style-name="P36"/>
      <text:p text:style-name="P1"/>
      <text:p text:style-name="P1"/>
      <text:p text:style-name="P6"><text:soft-page-break/>#Firebird - #Backup #Incremental</text:p>
      <text:p text:style-name="P1"/>
      <text:p text:style-name="P1">O Firebird traz uma ferramenta de backup pouco falada - #nbackup - que faz backup incremental. </text:p>
      <text:p text:style-name="P1">Quando roda o backup deve indicar qual o nível deseja... Nível 0 - backup completo. Nível 1 - somente a diferença entre o último nível 0 e o agora. Nível 2 - somente a diferença desde o último nível..... <text:s/>Importante - ele não faz validação dos dados precisa de estratégia em paralelo para validação - é muito bom para fazer cópia sem parar o banco "a quente". É muito rápido, bom para fazer cópias intermediárias durante a operação.</text:p>
      <text:p text:style-name="P1"/>
      <text:p text:style-name="P5">Exemplo Nilvel 0:</text:p>
      <text:p text:style-name="P1"><text:s text:c="5"/>nbackup -B 0 localhost:c:\dados\meubanco.fdb c:\backup\backup.bak -U sysdba -P masterkey</text:p>
      <text:p text:style-name="P1"/>
      <text:p text:style-name="P5">Exemplo Nilvel 1:</text:p>
      <text:p text:style-name="P1"><text:s/>nbackup -B 1 localhost:c:\dados\meubanco.fdb c:\backup\backup1.bak -U sysdba -P masterkey</text:p>
      <text:p text:style-name="P5"/>
      <text:p text:style-name="P1">Como restaurar <text:s/>Nivel 0 +Nivel 1:</text:p>
      <text:p text:style-name="P1"/>
      <text:p text:style-name="P1"><text:s/>nbackup -R c:\dados\teste.fdb c:\backup\backup.bak c:\backup\backup1.bak</text:p>
      <text:p text:style-name="P1"/>
      <text:p text:style-name="P1">Interessante: permite fazer o backup de uma máquina remota.</text:p>
      <text:p text:style-name="P1"/>
      <text:p text:style-name="P1"/>
      <text:p text:style-name="P1"/>
      <text:p text:style-name="P3"><text:span text:style-name="T5">nbackup com Firedac</text:span><text:span text:style-name="T1"> <text:s text:c="2"/>#firedac #nbackup #firebird</text:span></text:p>
      <text:p text:style-name="P1"/>
      <text:p text:style-name="P1">A API do firedac traz um componente que encapsula o nbackup do firebird o que facilita personalizar o controle de backups. TFDFBNBackup.</text:p>
      <text:p text:style-name="P1"/>
      <text:p text:style-name="P1"><text:span text:style-name="T3">Exemplo Nivel 1</text:span>: </text:p>
      <text:p text:style-name="P1"/>
      <text:p text:style-name="P1"><text:s text:c="6"/>TNBackup.ExecuteNBackup('localhost','c:\dados\meubanco.fdb','sysdba','masterkey',1,'c:\backup\backup2.nbk');</text:p>
      <text:p text:style-name="P1"/>
      <text:p text:style-name="P4">Segestão de como utilizar NIVEL <text:s/>(level):</text:p>
      <text:p text:style-name="P4"><text:s text:c="2"/>a) fazer backup FULL <text:s/>Nivel 0 para um intervalo de período (semanal);</text:p>
      <text:p text:style-name="P4"><text:s text:c="2"/>b) fazer backup Nivel 1, diário;</text:p>
      <text:p text:style-name="P4"><text:s text:c="2"/>c) fazer backup Nivel 2 <text:s/>para backup a cada hora.</text:p>
      <text:p text:style-name="P1"/>
      <text:p text:style-name="P1"><text:span text:style-name="T3">Codigo base</text:span>:</text:p>
      <text:p text:style-name="P1"/>
      <text:p text:style-name="P1">uses FireDAC.Phys.IBWrapper,FireDAC.Phys.FB,FireDAC.Phys.FBDef,FireDAC.Comp.UI,FireDAC.Phys;</text:p>
      <text:p text:style-name="P1"/>
      <text:p text:style-name="P1">type</text:p>
      <text:p text:style-name="P1"><text:s text:c="4"/>TNBackup = record</text:p>
      <text:p text:style-name="P1"><text:s text:c="4"/>private</text:p>
      <text:p text:style-name="P1"><text:s text:c="4"/>class function GetNBackup(AHost, ABanco, AUser, APass: string;</text:p>
      <text:p text:style-name="P1"><text:s text:c="6"/>ANivel: integer; ADestino: String): TFDFBNBackup;static;</text:p>
      <text:p text:style-name="P1"><text:s text:c="4"/>class function ExecuteNBackup(AHost, ABanco, AUser, APass: string;</text:p>
      <text:p text:style-name="P1"><text:soft-page-break/><text:s text:c="6"/>ANivel: integer; ADestino: String): boolean;static;</text:p>
      <text:p text:style-name="P1"><text:s text:c="4"/>end;</text:p>
      <text:p text:style-name="P1"/>
      <text:p text:style-name="P1">class function TNBackup.ExecuteNBackup(AHost, ABanco, AUser, APass: string;</text:p>
      <text:p text:style-name="P1"><text:s text:c="2"/>ANivel: integer; ADestino: String): boolean;</text:p>
      <text:p text:style-name="P1">begin</text:p>
      <text:p text:style-name="P1"><text:s text:c="3"/>result := false;</text:p>
      <text:p text:style-name="P1"><text:s text:c="3"/>with TNBackup.GetNBackup(Ahost,ABanco,AUser,APass,ANivel,ADestino) do</text:p>
      <text:p text:style-name="P1"><text:s text:c="3"/>try</text:p>
      <text:p text:style-name="P1"><text:s text:c="5"/>Backup; <text:s/>// gerar backup.</text:p>
      <text:p text:style-name="P1"><text:s text:c="5"/>result := true;</text:p>
      <text:p text:style-name="P1"><text:s text:c="3"/>finally</text:p>
      <text:p text:style-name="P1"><text:s text:c="5"/>free;</text:p>
      <text:p text:style-name="P1"><text:s text:c="3"/>end;</text:p>
      <text:p text:style-name="P1">end;</text:p>
      <text:p text:style-name="P1"/>
      <text:p text:style-name="P1">class function TNBackup.GetNBackup(AHost, ABanco, AUser, APass: string;</text:p>
      <text:p text:style-name="P1"><text:s text:c="2"/>ANivel: integer; ADestino: String): TFDFBNBackup;</text:p>
      <text:p text:style-name="P1">var</text:p>
      <text:p text:style-name="P1"><text:s text:c="4"/>nBackup:TFDFBNBackup;</text:p>
      <text:p text:style-name="P1"><text:s text:c="4"/>FDGUIxWaitCursorX: TFDGUIxWaitCursor;</text:p>
      <text:p text:style-name="P1"><text:s text:c="4"/>FDPhysFBDriverLinkX: TFDPhysFBDriverLink;</text:p>
      <text:p text:style-name="P1"/>
      <text:p text:style-name="P1">begin</text:p>
      <text:p text:style-name="P1"><text:s text:c="4"/>result:=TFDFBNBackup.create(nil);</text:p>
      <text:p text:style-name="P1"><text:s text:c="4"/>try</text:p>
      <text:p text:style-name="P1"/>
      <text:p text:style-name="P1"><text:s text:c="4"/>FDGUIxWaitCursorX:= TFDGUIxWaitCursor.Create(result);</text:p>
      <text:p text:style-name="P1"><text:s text:c="4"/>FDPhysFBDriverLinkX:= TFDPhysFBDriverLink.Create(result);</text:p>
      <text:p text:style-name="P1"/>
      <text:p text:style-name="P1"><text:s text:c="7"/>with result do</text:p>
      <text:p text:style-name="P1"><text:s text:c="7"/>begin</text:p>
      <text:p text:style-name="P1"><text:s text:c="9"/>Level := ANivel;</text:p>
      <text:p text:style-name="P1"><text:s text:c="9"/>host := AHost;</text:p>
      <text:p text:style-name="P1"><text:s text:c="9"/>username := AUser;</text:p>
      <text:p text:style-name="P1"><text:s text:c="9"/>password := APass;</text:p>
      <text:p text:style-name="P1"><text:s text:c="9"/>protocol := ipTCPIP;</text:p>
      <text:p text:style-name="P1"><text:s text:c="9"/>Database := ABanco;</text:p>
      <text:p text:style-name="P1"><text:s text:c="9"/>backupfile := ADestino;</text:p>
      <text:p text:style-name="P1"><text:s text:c="9"/>DriverLink := FDPhysFBDriverLinkX;</text:p>
      <text:p text:style-name="P1"><text:s text:c="7"/>end;</text:p>
      <text:p text:style-name="P1"><text:s text:c="4"/>finally</text:p>
      <text:p text:style-name="P1"><text:s text:c="7"/>// liberar a instancia no metodo chamador</text:p>
      <text:p text:style-name="P1"><text:s text:c="4"/>end;</text:p>
      <text:p text:style-name="P1">end;</text:p>
      <text:p text:style-name="P1"/>
      <text:p text:style-name="P1"/>
      <text:p text:style-name="P25"><text:span text:style-name="T13">Firebird - CTE "Common Table Expression"<text:line-break/></text:span><text:a xlink:type="simple" xlink:href="https://www.facebook.com/hashtag/firebird?source=feed_text&amp;story_id=1005003579559496" text:style-name="Internet_20_link" text:visited-style-name="Visited_20_Internet_20_Link"><text:span text:style-name="T14">‪#‎</text:span></text:a><text:a xlink:type="simple" xlink:href="https://www.facebook.com/hashtag/firebird?source=feed_text&amp;story_id=1005003579559496" text:style-name="Internet_20_link" text:visited-style-name="Visited_20_Internet_20_Link"><text:span text:style-name="T15">firebird‬</text:span></text:a><text:span text:style-name="T12"> </text:span><text:a xlink:type="simple" xlink:href="https://www.facebook.com/hashtag/delphi?source=feed_text&amp;story_id=1005003579559496" text:style-name="Internet_20_link" text:visited-style-name="Visited_20_Internet_20_Link"><text:span text:style-name="T14">‪#‎</text:span></text:a><text:a xlink:type="simple" xlink:href="https://www.facebook.com/hashtag/delphi?source=feed_text&amp;story_id=1005003579559496" text:style-name="Internet_20_link" text:visited-style-name="Visited_20_Internet_20_Link"><text:span text:style-name="T15">delphi‬</text:span></text:a><text:span text:style-name="T12"> </text:span><text:a xlink:type="simple" xlink:href="https://www.facebook.com/hashtag/sql?source=feed_text&amp;story_id=1005003579559496" text:style-name="Internet_20_link" text:visited-style-name="Visited_20_Internet_20_Link"><text:span text:style-name="T14">‪#‎</text:span></text:a><text:a xlink:type="simple" xlink:href="https://www.facebook.com/hashtag/sql?source=feed_text&amp;story_id=1005003579559496" text:style-name="Internet_20_link" text:visited-style-name="Visited_20_Internet_20_Link"><text:span text:style-name="T15">sql‬</text:span></text:a><text:span text:style-name="T12"><text:line-break/>Complexas consultas em Firebird podem ser resolvidas utilizando CTE.<text:line-break/>CTE é uma construção que monta uma tabela de memória a ser utilizada em um SELECT e é desmontado quando termina a execução do SELECT.</text:span></text:p>
      <text:p text:style-name="P18"><text:soft-page-break/><text:span text:style-name="T3">1) Considerando uma tabela de vendas (existente no banco de dados):<text:line-break/></text:span><text:line-break/> <text:s text:c="3"/>CREATE TABLE vendas (codigo varchar(20), data date, qtde numeric(18,4), valor numeric(18,4) );<text:line-break/></text:p>
      <text:p text:style-name="P20">2) Inserir alguns dados na tabela que simule as vendas;</text:p>
      <text:p text:style-name="P18"><text:span text:style-name="T3">3) Executar a seguinte consulta no banco de dados:<text:line-break/></text:span><text:line-break/> <text:s text:c="2"/>with VendasDoMes as<text:line-break/> <text:s text:c="9"/>( -- agrupa os dados de vendas<text:line-break/> <text:s text:c="14"/>select Codigo,<text:line-break/> <text:s text:c="18"/>extract(month from data) Mes,<text:line-break/> <text:s text:c="18"/>extract(year from data) Ano,<text:line-break/> <text:s text:c="18"/>sum(qtde) Qtde,<text:line-break/> <text:s text:c="18"/>sum(valor) Total<text:line-break/> <text:s text:c="14"/>from vendas<text:line-break/> <text:s text:c="13"/>group by 1,2,3 -- agrupa as colunas<text:line-break/> <text:s text:c="9"/>)<text:line-break/>select * from VendasDoMes --monta a consulta <text:line-break/> <text:s/>where ano=2015 and mes=12<text:line-break/> <text:s/>order by mes, ano<text:line-break/></text:p>
      <text:p text:style-name="P18"><text:span text:style-name="T3">4) Conclusão:<text:line-break/></text:span>O SELECT irá retornar a quantidade e total de vendas de todos os produto no mês de Dezembro de 2015.</text:p>
      <text:p text:style-name="P1"/>
      <text:p text:style-name="P1"/>
      <text:p text:style-name="P26">Teste unitário em Firebird !!!</text:p>
      <text:p text:style-name="P22">As linguagens de programação em geral evoluíram nos últimos anos em direção à qualidade. <text:line-break/>E os banco de dados ?</text:p>
      <text:p text:style-name="P21">Ainda que não seja popular, com um pouco de imaginação é possível fazer teste unitário em banco de dados firebird.</text:p>
      <text:p text:style-name="P22"><text:span text:style-name="T3">Passos para fazer em firebird:</text:span><text:line-break/>1) criar um modelo de exception para retornar informações;<text:line-break/> <text:s text:c="3"/>create or alter exception test_Error 'Error: ';</text:p>
      <text:p text:style-name="P22">2) montar um esqueleto da procedure, função ou package a ser testada;<text:line-break/><text:line-break/> <text:s/>SET TERM ^ ;</text:p>
      <text:p text:style-name="P23"><text:s text:c="2"/>CREATE OR ALTER PROCEDURE DECODEDATE (data date)<text:line-break/> <text:s text:c="5"/>returns (ano integer,mes integer,dia integer)<text:line-break/> <text:s/>as<text:line-break/> <text:s/>begin<text:line-break/> <text:s text:c="6"/>DIA = EXTRACT( DAY FROM DATA);<text:line-break/> <text:s text:c="6"/>MES = EXTRACT( MONTH FROM DATA);<text:line-break/> <text:s text:c="6"/>ANO = EXTRACT( YEAR FROM DATA);</text:p>
      <text:p text:style-name="P23"><text:s text:c="7"/>suspend;<text:line-break/> <text:s/>end^</text:p>
      <text:p text:style-name="P22">SET TERM ; ^<text:line-break/></text:p>
      <text:p text:style-name="P22">3) <text:span text:style-name="T3">usar Block para executar o teste e se falhar retornar mensagem de erro</text:span>;<text:line-break/><text:line-break/><text:soft-page-break/>SET TERM ^ ;</text:p>
      <text:p text:style-name="P22">execute block as<text:line-break/>declare variable dt date;<text:line-break/>declare variable y double precision;<text:line-break/>declare variable m double precision ;<text:line-break/>declare variable d double precision ;<text:line-break/>begin<text:line-break/> <text:s/>-- realizar o teste<text:line-break/> <text:s/>dt = cast('now' as date);<text:line-break/> <text:s/>select y,m,d from DecodeDate( :dt )<text:line-break/> <text:s/>into :y,:m,:d;<text:line-break/> <text:s/>if (:y &lt;&gt; extract(year from :dt)) then<text:line-break/> <text:s text:c="5"/>exception test_Error 'DecodeDate Year';<text:line-break/> <text:s/>if (:m &lt;&gt; extract(month from :dt)) then<text:line-break/> <text:s text:c="5"/>exception test_Error 'DecodeDate Month';<text:line-break/> <text:s/>if (:d &lt;&gt; extract(day from :dt)) then<text:line-break/> <text:s text:c="5"/>exception test_Error 'DecodeDate Day';</text:p>
      <text:p text:style-name="P22">end^</text:p>
      <text:p text:style-name="P22">SET TERM ; ^<text:line-break/></text:p>
      <text:p text:style-name="P24"><text:span text:style-name="T11">Ver exemplo completo: </text:span><text:a xlink:type="simple" xlink:href="https://github.com/amarildolacerda/firebird/blob/master/08.03.002_firebird_packages_dateutils.txt" office:target-frame-name="_blank" xlink:show="new" text:style-name="Internet_20_link" text:visited-style-name="Visited_20_Internet_20_Link"><text:span text:style-name="T16">https://github.com/…/08.03.002_firebird_packages_dateutils.…</text:span></text:a></text:p>
      <text:p text:style-name="P1"/>
      <text:p text:style-name="P1"/>
      <text:p text:style-name="P1"/>
      <text:p text:style-name="P6">Firebird - Trabalhando com 1.000.000 de itens cadastrados</text:p>
      <text:p text:style-name="P1">#brincandoComFirebird</text:p>
      <text:p text:style-name="P1"/>
      <text:p text:style-name="P1">Na escola, meus amigos gostavam de jogar vídeo games, eu não sei nada - o que me fascinava mesmo era como eram feitos - até "assembly" foi aprender por conta disto.</text:p>
      <text:p text:style-name="P1">Depois fiquei fascinado com um tal de Lotus 123. O Clipper, há ninguém lembra mais, era o bicho. Já usava scripts (nem existia js)... Mas tudo mudou mesmo com Delphi 1.0... <text:s/>É ai veio <text:s/>Delphi+Firebird, não quero mais sair.</text:p>
      <text:p text:style-name="P1">O lance agora é brincar de firebird com delphi... video game - só usa o que já existe, pronto, sem criatividade do participante. </text:p>
      <text:p text:style-name="P1"/>
      <text:p text:style-name="P1">Para brincar de Firebird, queria fazer um desafio <text:s/>- <text:s text:c="2"/>quero por <text:s/>1 milhão de itens no cadastro de produto e fazer SELECT para localizar um produto usando só uma parte do <text:s/>nome <text:s text:c="2"/>( com performance... por favor).</text:p>
      <text:p text:style-name="P1"/>
      <text:p text:style-name="P5">As fases da brincadeira seria assim:</text:p>
      <text:p text:style-name="P4">a) criar tabela para receber os nomes, vamos por: <text:s/>codigo,nome,unidade,preco; <text:s/>(não importa o conteúdo, só para preencher a tabela mesmo) - mas tem uma regra, não pode ficar repetindo os mesmos nomes - para não perder a graça.</text:p>
      <text:p text:style-name="P4">b) ai vou precisar de ajuda, vamos montar scripts para preencher esta tabela até ela chegar a 1.000.000 de linhas; Ela terá somente um índice (nome);</text:p>
      <text:p text:style-name="P4">c) depois que estivermos com os scripts carregados, cada um vai montando o seu banco de dados com eles.... aí nós vamos construir o SELECT para fazer a busca.</text:p>
      <text:p text:style-name="P4"><text:soft-page-break/><text:s/></text:p>
      <text:p text:style-name="P4">d) la nesta lista vamos ter uma em particular:</text:p>
      <text:p text:style-name="P4"><text:s text:c="4"/>"Boneca lindinha azul 2016 para 5 anos"</text:p>
      <text:p text:style-name="P4"/>
      <text:p text:style-name="P4">e) o SELECT... deve retornar somente os produtos que contenham o nome <text:s/>"lindinha" <text:s/>+ <text:s/>"2016"</text:p>
      <text:p text:style-name="P1"/>
      <text:p text:style-name="P1">Vou subir os primeiros 100.000 produtos no GIT, depois passo <text:s/>o link... com uma lista contendo os inserts... quem tiver alguns podem mandar... até completar 1.000.000;</text:p>
      <text:p text:style-name="P1"/>
      <text:p text:style-name="P1">Quem quiser participar - deixa aí a mensagem... e vamos brincar um pouco de firebird.</text:p>
      <text:p text:style-name="P1"/>
      <text:p text:style-name="P1"><text:s/>A Tabela:</text:p>
      <text:p text:style-name="P1"/>
      <text:p text:style-name="P1">Create table FB_PROD (</text:p>
      <text:p text:style-name="P1"><text:s text:c="6"/>codigo varchar(18),</text:p>
      <text:p text:style-name="P1"><text:s text:c="6"/>nome varchar(50),</text:p>
      <text:p text:style-name="P1"><text:s text:c="6"/>unidade Varchar(5),</text:p>
      <text:p text:style-name="P1"><text:s text:c="6"/>preco Double Precision);</text:p>
      <text:p text:style-name="P1"/>
      <text:p text:style-name="P1">create index FB_PROD_NOME on FB_PROD(nome);</text:p>
      <text:p text:style-name="P1"/>
      <text:p text:style-name="P1">por enquanto é só <text:s/>(podem mandar os inserts no meu endereço...)</text:p>
      <text:p text:style-name="P1"/>
      <text:p text:style-name="P1"/>
      <text:p text:style-name="P1"/>
      <text:p text:style-name="P6">Firebird - Nem sentiu 1.000.000 de produtos - Veja como melhorar</text:p>
      <text:p text:style-name="P1">#brincandoComFirebird</text:p>
      <text:p text:style-name="P1"/>
      <text:p text:style-name="P1">Completado o objetivo de coletar 1.000.000 de linhas em um cadastro de produtos como desafio cumprido podemos colher algumas conclusões:</text:p>
      <text:p text:style-name="P1"/>
      <text:p text:style-name="P1">Com esta quantidade de registros em uma tabela que contém somente 4 colunas, o desempenho do SELECT:</text:p>
      <text:p text:style-name="P1"/>
      <text:p text:style-name="P1">a) <text:s/>1.327 seg <text:s text:c="7"/>- <text:s text:c="3"/>usando <text:s/>“like” <text:s text:c="2"/>que não usa índice <text:s text:c="3"/>‘%lindinha%’ (no meio do nome)</text:p>
      <text:p text:style-name="P1">b) 1.453 seg <text:s text:c="8"/>- <text:s text:c="3"/>se fizer “like” para buscar um nome que não existe no banco de dados</text:p>
      <text:p text:style-name="P1">c) 0,047 seg <text:s text:c="7"/>- quando usa like que busca pelo índice <text:s text:c="3"/>‘Boneca%’ <text:s/>( no início do nome) </text:p>
      <text:p text:style-name="P1"/>
      <text:p text:style-name="P1">Acreditando que estes números podem representar maior impacto em produção considerando a associação <text:s text:c="2"/>Quantidade de Acessso <text:s text:c="2"/>x <text:s/>Numero de Colunas na Tabela, então vamos reestruturar a estratégia de busca.</text:p>
      <text:p text:style-name="P1"/>
      <text:p text:style-name="P1">Observando o resultado "c" nota-se que o motor utilizou o índice por nome. Então o que precisa ser feito é conseguir alterar a estratégia de tal forma que retorne as mesmas linhas de "a", mas utilizando índice para otimizar a busca.</text:p>
      <text:p text:style-name="P1"/>
      <text:p text:style-name="P5">Restruturando:</text:p>
      <text:p text:style-name="P4">1) criar ums nova tabela que recebe palavras chaves do nome e associe com o código do produto;</text:p>
      <text:p text:style-name="P4">2) criar índice para a nova tabela <text:s/>(um para cada coluna) <text:s/>código, palavra;</text:p>
      <text:p text:style-name="P4">3) criar trigger para fazer a atualização da tabela de palavra chave toda vez que o usuário inserir, <text:soft-page-break/>apagar ou alterar um nome na tabela de produtos;</text:p>
      <text:p text:style-name="P1"/>
      <text:p text:style-name="P1">Feito a mudança na estratégia de busca na tabela, gostaria de melhorar o resultado na situação “a” para que retorne em menor tempo - mais próximo ao registrado em "c". <text:s/>(fontes em: <text:s text:c="3"/>https://github.com/amarildolacerda/brincandoComFirebird <text:s/>)</text:p>
      <text:p text:style-name="P1"/>
      <text:p text:style-name="P1">Reestruturado os dados de forma que fosse possível fazer o SELECT <text:s/>(que retorna as mesmas linhas do exemplo “a”):</text:p>
      <text:p text:style-name="P1"/>
      <text:p text:style-name="P1">select codigo,nome </text:p>
      <text:p text:style-name="P1">from fb_prod a, palavra_chave_fb_prod b</text:p>
      <text:p text:style-name="P1">WHERE </text:p>
      <text:p text:style-name="P1"><text:s text:c="4"/>a.codigo=b.CODIGO</text:p>
      <text:p text:style-name="P1"><text:s text:c="4"/>and </text:p>
      <text:p text:style-name="P1"><text:s text:c="4"/>b.palavra like 'lindinha%'</text:p>
      <text:p text:style-name="P1"><text:s text:c="4"/>AND</text:p>
      <text:p text:style-name="P1"><text:s text:c="4"/>b.palavra like '2016%'</text:p>
      <text:p text:style-name="P1"/>
      <text:p text:style-name="P4"><text:span text:style-name="T3">Lógica:</text:span> <text:s/></text:p>
      <text:p text:style-name="P4"><text:s text:c="2"/>- usuário insere um registro novo; </text:p>
      <text:p text:style-name="P4"><text:s text:c="2"/>- a trigger usa a procedure que fazer a atualização da tabela de palavras chave;</text:p>
      <text:p text:style-name="P2"><text:span text:style-name="T8"><text:s text:c="2"/>- a procedure de atualização usa um SPLITTER para quebrar o nome do produto em palavras chaves e guarda o resultado no dicionário de palavras chave ( que agora permite índice de otimização ) </text:span><text:s/>Os fontes estão no GIT para baixar. https://github.com/amarildolacerda/brincandoComFirebird</text:p>
      <text:p text:style-name="P1"/>
      <text:p text:style-name="P1"><text:s text:c="2"/></text:p>
      <text:p text:style-name="P1">Faça os testes ai na sua base de dados e note como vai melhora muito o resultado da pesquisa.</text:p>
      <text:p text:style-name="P1"/>
      <text:p text:style-name="P1">Post Inicial: <text:a xlink:type="simple" xlink:href="https://www.facebook.com/groups/DelphiExperts/1740425566189192" text:style-name="Internet_20_link" text:visited-style-name="Visited_20_Internet_20_Link">https://www.facebook.com/groups/DelphiExperts/1740425566189192</text:a></text:p>
      <text:p text:style-name="P1"/>
      <text:p text:style-name="P1"/>
      <text:p text:style-name="P1"/>
      <text:p text:style-name="P1"/>
      <text:p text:style-name="P27"><text:span text:style-name="T7">Firebird - </text:span><text:span text:style-name="T6">Utilizando funções financeiras da PKG_FINANCE</text:span></text:p>
      <text:p text:style-name="P27"><text:s/>(package do Firebird 3.0) para calcular o valor de uma prestação constante:</text:p>
      <text:p text:style-name="P19">onde: <text:line-break/>Valor do Financiamento = 30000,00<text:line-break/>Taxa de Juros = 5% am<text:line-break/>Parcelas = 36</text:p>
      <text:p text:style-name="P18">select PKG_FINANCE.pmt(30000,5,36) FROM RDB$DATABASE</text:p>
      <text:p text:style-name="P18">Resposta: 1813,03</text:p>
      <text:p text:style-name="P17"><text:span text:style-name="T12">Para baixar o código: </text:span><text:a xlink:type="simple" xlink:href="https://github.com/amarildolacerda/firebird" office:target-frame-name="_blank" xlink:show="new" text:style-name="Internet_20_link" text:visited-style-name="Visited_20_Internet_20_Link"><text:span text:style-name="T15">https://github.com/amarildolacerda/firebird</text:span></text:a></text:p>
      <text:p text:style-name="P1"/>
      <text:p text:style-name="P1"/>
      <text:p text:style-name="P31">Firebird Packages DateUtils Like</text:p>
      <text:p text:style-name="P31"/>
      <text:p text:style-name="Standard"><text:soft-page-break/><text:a xlink:type="simple" xlink:href="https://www.facebook.com/hashtag/firebird?source=note" office:target-frame-name="_blank" xlink:show="new" text:style-name="Internet_20_link" text:visited-style-name="Visited_20_Internet_20_Link">#firebird</text:a> <text:a xlink:type="simple" xlink:href="https://www.facebook.com/hashtag/packages?source=note" office:target-frame-name="_blank" xlink:show="new" text:style-name="Internet_20_link" text:visited-style-name="Visited_20_Internet_20_Link">#packages</text:a> <text:a xlink:type="simple" xlink:href="https://www.facebook.com/hashtag/delphi?source=note" office:target-frame-name="_blank" xlink:show="new" text:style-name="Internet_20_link" text:visited-style-name="Visited_20_Internet_20_Link">#delphi</text:a> <text:a xlink:type="simple" xlink:href="https://www.facebook.com/hashtag/sql?source=note" office:target-frame-name="_blank" xlink:show="new" text:style-name="Internet_20_link" text:visited-style-name="Visited_20_Internet_20_Link">#sql</text:a></text:p>
      <text:p text:style-name="Standard">Um dia desses estava estudando o Firebird 3.0 e para deixar a brincadeira divertida passei a escrever uma “Package” para entender o poder do recurso. Fim da graça resultou na biblioteca PKG_DateUtils, uma tentativa de imitar alguns recursos existente no Delphi na UNIT de mesmo nome.</text:p>
      <text:p text:style-name="Standard"/>
      <text:p text:style-name="Standard">Ver o código: <text:a xlink:type="simple" xlink:href="https://github.com/amarildolacerda/" text:style-name="Internet_20_link" text:visited-style-name="Visited_20_Internet_20_Link">https://github.com/amarildolacerda/</text:a><text:a xlink:type="simple" xlink:href="https://www.facebook.com/l.php?u=https%3A%2F%2Fgithub.com%2Famarildolacerda%2Ffirebird%2Fblob%2Fmaster%2F08.03.002_firebird_packages_dateutils.txt&amp;h=xAQFf8nMG&amp;s=1" office:target-frame-name="_blank" xlink:show="new" text:style-name="Internet_20_link" text:visited-style-name="Visited_20_Internet_20_Link">...</text:a></text:p>
      <text:p text:style-name="Standard"/>
      <text:p text:style-name="Standard">Como utilizar:</text:p>
      <text:p text:style-name="Standard"><text:s text:c="3"/>Tomando por base que a maior parte é publicada como funções .... </text:p>
      <text:p text:style-name="P33"><text:s text:c="12"/>select pkg_dateutils.dayOfTheWeek('today') from rdb$database </text:p>
      <text:p text:style-name="P33"/>
      <text:p text:style-name="Standard">Para ver uma lista completa fazer leitura dos fontes onde (no final) consta a rotina de teste da “Package”; </text:p>
      <text:p text:style-name="P1"/>
      <text:p text:style-name="P1"/>
      <text:p text:style-name="P1"/>
      <text:p text:style-name="P1"/>
      <text:p text:style-name="Standard"><text:span text:style-name="T6">Chutar o Banco de Dados e depois reclamar não é racional</text:span></text:p>
      <text:p text:style-name="Standard"><text:a xlink:type="simple" xlink:href="https://www.facebook.com/hashtag/firebird?source=note" office:target-frame-name="_blank" xlink:show="new" text:style-name="Internet_20_link" text:visited-style-name="Visited_20_Internet_20_Link">#firebird</text:a> </text:p>
      <text:p text:style-name="Standard">Nos últimos meses dedico algum tempo lendo as mensagens postadas nos foros e a tempo estava me coçando para dar meu palpite, dado aos erros básicos que vejo - que vou tentar lembrar de alguns.</text:p>
      <text:p text:style-name="Standard"/>
      <text:p text:style-name="Standard">1) fazer um select de todas as linhas da tabela e depois fazer um filtro para pegar um único registro. Correto: é construir um select que retorna só registros de interesse; Ex: <text:span text:style-name="T9">select codigo,nome from usuario where codigo=’123’</text:span></text:p>
      <text:p text:style-name="Standard">2) fazer pouca gestão sobre índices é um erro; Correto: é você por no banco de dados somente índices que sejam favoráveis... lembrando, um índice demanda tempo de processamento quando faz INSERT, UPDATE ou DELETE; O SELECT demanda tempo para o motor do banco de dados escolher qual índice é melhor (no prepare); Então não crie muitos índices se você executa muitas atualizações... No Update, não altere colunas que não sofreram alteração, para não demandar tempo para atualizar o índice ( altere somente o necessário );</text:p>
      <text:p text:style-name="Standard"/>
      <text:p text:style-name="Standard">3) colunas que são candidatas a índice são aquelas que fazem parte de uma WHERE, ORDEM BY ou GROUP BY... nem todos devem ser transformados em índices... somente alguns... entenda como o banco de dados usa as estatística para escolher qual o índice é mais adequado para inclui no plano de otimização;</text:p>
      <text:p text:style-name="Standard"/>
      <text:p text:style-name="Standard">4) índice composto ou simples ? depende do banco de dados... no Firebird sempre que testei o resultado melhor foi obtido em índices simples Ex: create index cadastroNome on produtos(codigo,nome)..... pode não ser tão eficiente quanto criar 2 índices... analise o resultado antes de criá-los;</text:p>
      <text:p text:style-name="Standard"/>
      <text:p text:style-name="Standard">5) os índices são bons se a coluna registrar o maior numero possível de informações diferentes... por isto o melhor índice é o da chave primária, pois existe somente uma linha possível, nenhuma é igual a outra. Um índice de FILIAL em uma tabela pode não valer NADA se a empresa tem uma única loja... o mesmo vale para uma coluna S ou N - resulta em muitas linhas com o mesmo valor;</text:p>
      <text:p text:style-name="Standard"/>
      <text:p text:style-name="Standard">6) usar funções dentro de WHERE ou GROUP BY deve ser avaliado com cuidado, na dúvida evite-os.</text:p>
      <text:p text:style-name="Standard"><text:soft-page-break/></text:p>
      <text:p text:style-name="Standard">7) não use NOT IN ou &lt;&gt; em uma WHERE, em geral o gerenciador ignora todos os índices nestas situações... Ex: Errado: select qtde from vendas where data&lt;&gt;’today’ (isto mata o índice)... prefira Correto: select qtde from vendas where ‘today’ &gt;data and ‘today’ &lt; data (isto vai permitir usar o índice de data);</text:p>
      <text:p text:style-name="Standard"/>
      <text:p text:style-name="Standard">8) não tenha preguiça.... não pode fazer “select * from xxxxx” (digite as colunas que vai precisar), isto vai economizar tempo do servidor e de banda de transmissão dos dados;</text:p>
      <text:p text:style-name="Standard"/>
      <text:p text:style-name="Standard">9) se a sua tabela tem menos de 1000 linhas.... é provável que nem precise de índice. Mas se ela tem 1 milhão de linhas, não dá para ignorar o índice;</text:p>
      <text:p text:style-name="Standard"/>
      <text:p text:style-name="Standard">10) evite até a morte em criar uma tabela sem indicar a sua chave primária; Bancos de dados foram feitos para ter chave primária na mais profundo da sua concepção. De a ele uma chave primária para que ele fique feliz;</text:p>
      <text:p text:style-name="Standard"/>
      <text:p text:style-name="Standard">11) sempre que for fazer um SELECT tente minimizar ao máximo o número de registro que ele irá buscar no banco de dados... Se vai precisa da QTDE vendida e o NOME do produto, não faça 2 SELECTs.... junte os 2 em um único SELECT;</text:p>
      <text:p text:style-name="Standard"/>
      <text:p text:style-name="Standard">12) se acabou de buscar os dados de um cadastro.... não vai buscar de novo o que já conhece... guarda na memória e reutiliza a informação que já foi obtida. Por isto o GOOGLE é tão rápido - ele memoriza tudo e vai no buscar somente dados que ainda não conhece.</text:p>
      <text:p text:style-name="Standard"/>
      <text:p text:style-name="Standard">13) No FIREBIRD, deixar conexões sem dar commit ou as vezes em aberto sem encerrar adequadamente pode deixar lento o COLETOR DE LIXO do firebird... então inicie e termine um processo... de preferência, encerre a conexão - isto vai trazer um benefício muito grande para o banco de dados..... AFINAL devemos escrever para o banco de dados, só assim ele responderá com eficiência.</text:p>
      <text:p text:style-name="Standard"/>
      <text:p text:style-name="Standard">Para fechar, “backup “ você vai precisar um dia... faça testes para saber se ele é confiável - não deixe para descobrir quando for precisar. Não deixe-o no mesmo disco (de preferência, leve para casa);</text:p>
      <text:p text:style-name="P1"/>
      <text:p text:style-name="P1"/>
      <text:p text:style-name="P3"/>
      <text:section text:style-name="Sect1" text:name="Seção1">
        <text:section text:style-name="Sect1" text:name="Seção2">
          <text:section text:style-name="Sect1" text:name="Seção3">
            <text:section text:style-name="Sect1" text:name="Seção4">
              <text:section text:style-name="Sect1" text:name="Seção5">
                <text:section text:style-name="Sect1" text:name="Seção6">
                  <text:section text:style-name="Sect1" text:name="u_1z_20">
                    <text:section text:style-name="Sect1" text:name="u_1z_10">
                      <text:section text:style-name="Sect1" text:name="u_1z_11">
                        <text:section text:style-name="Sect1" text:name="id_56c0a4f9467333093705453">
                          <text:p text:style-name="P40"><text:span text:style-name="T6">Firebird 3.0 - Criando funções</text:span> </text:p>
                          <text:p text:style-name="P40"><text:a xlink:type="simple" xlink:href="https://www.facebook.com/hashtag/firebird?source=feed_text&amp;story_id=1003400599719794" text:style-name="Internet_20_link" text:visited-style-name="Visited_20_Internet_20_Link">#‎firebird‬</text:a></text:p>
                          <text:p text:style-name="P40"><text:span text:style-name="T3">Estrutura</text:span></text:p>
                          <text:p text:style-name="P40"><text:line-break/>SET TERM ^ ;<text:line-break/>create or alter function StartOfMonth(PDate date) returns date...<text:line-break/>as -- retorna a data do primeiro dia do mes<text:line-break/>begin<text:line-break/> <text:s text:c="4"/>return PDate - extract(day from PDate)+1;<text:line-break/>end^<text:line-break/>SET TERM ; ^</text:p>
                          <text:p text:style-name="Text_20_body"/>
                          <text:p text:style-name="Text_20_body"/>
                          <text:p text:style-name="Text_20_body"><text:soft-page-break/><text:span text:style-name="T3">Utilizando a função</text:span></text:p>
                          <text:p text:style-name="Text_20_body"><text:s text:c="5"/>select StartOfMonth( cast('01/10/2016' as date) ) from RDB$Database</text:p>
                        </text:section>
                      </text:section>
                    </text:section>
                  </text:section>
                </text:section>
              </text:section>
            </text:section>
          </text:section>
        </text:section>
      </text:section>
      <text:p text:style-name="P1"/>
      <text:p text:style-name="P1"/>
      <text:p text:style-name="P32">Delphi BDE interface para FireDac.</text:p>
      <text:p text:style-name="P37"/>
      <text:p text:style-name="P37">BDE acabou, o que fazer com todos aqueles aplicativos que usa BDE..? Alguém dirá, facil - vamos fazer conversão. </text:p>
      <text:p text:style-name="P37">Penso que não. Quero rodar meus 50 aplicativos com 20 anos de vida com o Delphi mais recente. Pensando nisto passei a trabalhar em um projeto intitulado de "fireTables". Agora tudo rodando nos compiladores mais novos....</text:p>
      <text:p text:style-name="P37">Ver o código no GIT: <text:s/><text:a xlink:type="simple" xlink:href="https://github.com/amarildolacerda/FiredacTables" text:style-name="Internet_20_link" text:visited-style-name="Visited_20_Internet_20_Link"><text:span text:style-name="T17">https://github.com/amarildolacerda/FiredacTables</text:span></text:a></text:p>
      <text:p text:style-name="P37"><text:span text:style-name="T17"/></text:p>
      <text:p text:style-name="P37"><text:span text:style-name="T17"/></text:p>
      <text:p text:style-name="P32"><text:span text:style-name="T19"/></text:p>
      <text:p text:style-name="P31">Firebird - CTE x Criando dimensão tempo</text:p>
      <text:p text:style-name="Standard"/>
      <text:p text:style-name="Standard"/>
      <text:p text:style-name="Standard">Emprestado de BI, fazer agrupamentos que mostre dados em dimensão de tempo é uma ferramenta de grande ajuda.</text:p>
      <text:p text:style-name="Standard"/>
      <text:p text:style-name="Standard">São diversas as situações onde é aplicável dimensionamento de dados por tempo - melhor utilizar exemplos:</text:p>
      <text:p text:style-name="Standard"/>
      <text:p text:style-name="Standard">Ex: Deseja saber qual dia da semana as vendas são mais concentradas - Seg, Ter, Qua, Qui, Sex, Sab, Dom....</text:p>
      <text:p text:style-name="Standard"><text:span text:style-name="T18"/></text:p>
      <text:p text:style-name="P33">with CTE as</text:p>
      <text:p text:style-name="P34">(</text:p>
      <text:p text:style-name="P33"><text:s text:c="4"/>select data,wdia,cdia from DIM_DATE('12/01/2015','12/31/2015')</text:p>
      <text:p text:style-name="P34">)</text:p>
      <text:p text:style-name="P33">elect d.wdia as dia, d.cdia as cdia, sum(valor) as Valor</text:p>
      <text:p text:style-name="P33">from cte d join TAB_VENDAS a on (d.data=a.data)</text:p>
      <text:p text:style-name="P33">group by d.wdia,d.cdia</text:p>
      <text:p text:style-name="P35"><text:span text:style-name="T17"/></text:p>
      <text:p text:style-name="P35"><text:span text:style-name="T17"/></text:p>
      <text:h text:style-name="P43" text:outline-level="3"><text:span text:style-name="T2">Código para a procedure DIM_DATE:</text:span></text:h>
      <text:p text:style-name="P35"><text:span text:style-name="T17"/></text:p>
      <text:p text:style-name="Standard">SET TERM ^ ;</text:p>
      <text:p text:style-name="Standard">CREATE OR ALTER PROCEDURE DIM_DATE (</text:p>
      <text:p text:style-name="Standard"><text:s text:c="8"/>p_data_de date,</text:p>
      <text:p text:style-name="Standard"><text:s text:c="8"/>p_data_ate date)</text:p>
      <text:p text:style-name="Standard"><text:s text:c="7"/>returns (</text:p>
      <text:p text:style-name="Standard"><text:s text:c="13"/>data date,</text:p>
      <text:p text:style-name="Standard"><text:s text:c="13"/>dia integer,</text:p>
      <text:p text:style-name="Standard"><text:s text:c="13"/>wdia integer,</text:p>
      <text:p text:style-name="Standard"><text:s text:c="13"/>cdia varchar(1),</text:p>
      <text:p text:style-name="Standard"><text:s text:c="13"/>mes integer,</text:p>
      <text:p text:style-name="Standard"><text:soft-page-break/><text:s text:c="14"/>ano integer,</text:p>
      <text:p text:style-name="Standard"><text:s text:c="14"/>semestre integer,</text:p>
      <text:p text:style-name="Standard"><text:s text:c="14"/>trimestre integer,</text:p>
      <text:p text:style-name="Standard"><text:s text:c="14"/>nsemana integer,</text:p>
      <text:p text:style-name="Standard"><text:s text:c="14"/>inimes date,</text:p>
      <text:p text:style-name="Standard"><text:s text:c="14"/>fimmes date)</text:p>
      <text:p text:style-name="Standard"><text:s text:c="3"/>as</text:p>
      <text:p text:style-name="Standard"><text:s text:c="2"/>declare variable dt date;</text:p>
      <text:p text:style-name="Standard"><text:s text:c="2"/>begin</text:p>
      <text:p text:style-name="Standard"><text:s text:c="7"/>dt = :p_data_de;</text:p>
      <text:p text:style-name="Standard"><text:s text:c="7"/>while (dt &lt;= :p_data_ate ) do</text:p>
      <text:p text:style-name="Standard"><text:s text:c="6"/>begin</text:p>
      <text:p text:style-name="Standard"><text:s text:c="11"/>data = :dt;</text:p>
      <text:p text:style-name="Standard"><text:s text:c="11"/>dia = extract(day from :dt);</text:p>
      <text:p text:style-name="Standard"/>
      <text:p text:style-name="Standard"><text:s text:c="11"/>wdia = extract(weekday from :dt); -- cdia base</text:p>
      <text:p text:style-name="Standard"><text:s text:c="11"/>cdia = substr('DSTQQSS',wdia+1,wdia+1);</text:p>
      <text:p text:style-name="Standard"/>
      <text:p text:style-name="Standard"><text:s text:c="11"/>mes = extract(month from :dt);</text:p>
      <text:p text:style-name="Standard"><text:s text:c="11"/>ano = extract(year from :dt);</text:p>
      <text:p text:style-name="Standard"><text:s text:c="11"/>semestre = case when mes&lt;=6 then 1 else 2 end;</text:p>
      <text:p text:style-name="Standard"><text:s text:c="11"/>trimestre = trunc((mes-1) / 3)+1;</text:p>
      <text:p text:style-name="Standard"/>
      <text:p text:style-name="Standard"><text:s text:c="11"/>inimes = :dt - dia +1;</text:p>
      <text:p text:style-name="Standard"><text:s text:c="11"/>fimmes = dateadd(month, 1,:inimes) - 1;</text:p>
      <text:p text:style-name="Standard"><text:s text:c="11"/>nsemana = extract(week from :data);</text:p>
      <text:p text:style-name="Standard"/>
      <text:p text:style-name="Standard"><text:s text:c="10"/>suspend;</text:p>
      <text:p text:style-name="Standard"><text:s text:c="10"/>dt = dt+1;</text:p>
      <text:p text:style-name="Standard"><text:s text:c="4"/>end</text:p>
      <text:p text:style-name="Standard"/>
      <text:p text:style-name="Standard">end^</text:p>
      <text:p text:style-name="Standard"/>
      <text:p text:style-name="Standard">SET TERM ; ^</text:p>
      <text:p text:style-name="Standard">GRANT EXECUTE ON PROCEDURE DIM_DATE TO SYSDBA;</text:p>
      <text:p text:style-name="Standard"/>
      <text:p text:style-name="Standard"><text:span text:style-name="T2">#firebird</text:span> <text:span text:style-name="T2">#delphi</text:span></text:p>
      <text:p text:style-name="P35"><text:span text:style-name="T17"/></text:p>
      <text:p text:style-name="P35"><text:span text:style-name="T17"/></text:p>
      <text:p text:style-name="P35"><text:span text:style-name="T17"/></text:p>
      <text:section text:style-name="Sect1" text:name="Seção7">
        <text:section text:style-name="Sect1" text:name="Seção8">
          <text:section text:style-name="Sect1" text:name="Seção9">
            <text:section text:style-name="Sect1" text:name="Seção10">
              <text:section text:style-name="Sect1" text:name="Seção11">
                <text:section text:style-name="Sect1" text:name="Seção12">
                  <text:section text:style-name="Sect1" text:name="u_0_3o">
                    <text:section text:style-name="Sect1" text:name="u_0_2c">
                      <text:section text:style-name="Sect1" text:name="u_0_2d">
                        <text:section text:style-name="Sect1" text:name="id_56c0a610792793b75145241">
                          <text:p text:style-name="Text_20_body"><text:span text:style-name="T6">Firebird - Pulou alguma nota fiscal ?</text:span><text:line-break/><text:a xlink:type="simple" xlink:href="https://www.facebook.com/hashtag/firebird?source=feed_text&amp;story_id=1006764776050043" text:style-name="Internet_20_link" text:visited-style-name="Visited_20_Internet_20_Link">‪#‎firebird‬</text:a> <text:a xlink:type="simple" xlink:href="https://www.facebook.com/hashtag/delphi?source=feed_text&amp;story_id=1006764776050043" text:style-name="Internet_20_link" text:visited-style-name="Visited_20_Internet_20_Link">‪#‎delphi‬</text:a> <text:a xlink:type="simple" xlink:href="https://www.facebook.com/hashtag/sql?source=feed_text&amp;story_id=1006764776050043" text:style-name="Internet_20_link" text:visited-style-name="Visited_20_Internet_20_Link">‪#‎sql‬</text:a><text:line-break/>O departamento fiscal quer saber se tem alguma nota fiscal faltando no banco de dados.<text:line-break/>Cla...ro que não vamos ficar lendo uma lista para ver se tem alguma que pulou número. <text:line-break/>Vamos perguntar para o banco de dados.</text:p>
                          <text:p text:style-name="Text_20_body">A mecânica não é muito trivial, já que não tem uma instrução que descubra algo desconhecido, então vamos preparar o banco para que conheça o problema a ser resolvido.</text:p>
                          <text:p text:style-name="P38">1) criar uma procedure selecionável que monte uma sequência esperada de números possíveis:</text:p>
                          <text:p text:style-name="Text_20_body"><text:line-break/>CREATE OR ALTER PROCEDURE DIM_INTEGER (<text:line-break/><text:soft-page-break/> <text:s text:c="3"/>nmin integer,<text:line-break/> <text:s text:c="3"/>nmax integer)<text:line-break/> <text:s text:c="3"/>returns (<text:line-break/> <text:s text:c="7"/>numero integer)<text:line-break/> <text:s text:c="3"/>as<text:line-break/> <text:s text:c="2"/>begin<text:line-break/> <text:s text:c="9"/>numero = nMin;<text:line-break/> <text:s text:c="9"/>while (numero&lt;=nMax) do<text:line-break/> <text:s text:c="9"/>begin<text:line-break/> <text:s text:c="12"/>suspend;<text:line-break/> <text:s text:c="12"/>numero = numero+1;<text:line-break/> <text:s text:c="9"/>end</text:p>
                          <text:p text:style-name="P41">end<text:line-break/></text:p>
                          <text:p text:style-name="P41"/>
                          <text:p text:style-name="P41"><text:span text:style-name="T3">2) agora de posse de uma lista com os números esperados, podemos perguntar para o banco qual nota esta faltando em um intervalo (ex: entre 1000 e 2000):<text:line-break/></text:span><text:line-break/>select a.numero<text:line-break/>from dim_integer( 1000 , 2000 ) a<text:line-break/>where not exists (select notafiscal from tab_NotaFiscal b where b.numeroNotaFiscal=a.numero)<text:line-break/></text:p>
                          <text:p text:style-name="Text_20_body"><text:span text:style-name="T23">3)resultado:</text:span><text:line-break/>Uma relação de números que não existem na tabela de nota fiscal;</text:p>
                          <text:p text:style-name="Text_20_body"/>
                          <text:p text:style-name="Text_20_body"/>
                          <text:p text:style-name="Text_20_body"/>
                        </text:section>
                      </text:section>
                    </text:section>
                  </text:section>
                </text:section>
              </text:section>
            </text:section>
          </text:section>
        </text:section>
      </text:section>
      <text:p text:style-name="P35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helvetica" svg:font-family="helvetica, arial, sans-serif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-image-width="0cm" draw:fill-image-height="0cm"/>
      <style:paragraph-properties fo:margin-top="0cm" fo:margin-bottom="0.212cm" loext:contextual-spacing="false" style:shadow="non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6M49S</meta:editing-duration>
    <meta:editing-cycles>23</meta:editing-cycles>
    <meta:generator>LibreOffice/5.0.2.2$Windows_x86 LibreOffice_project/37b43f919e4de5eeaca9b9755ed688758a8251fe</meta:generator>
    <dc:date>2016-02-14T14:22:35.728000000</dc:date>
    <meta:document-statistic meta:table-count="0" meta:image-count="0" meta:object-count="0" meta:page-count="17" meta:paragraph-count="411" meta:word-count="3724" meta:character-count="25742" meta:non-whitespace-character-count="20362"/>
    <meta:user-defined meta:name="Info 1"/>
    <meta:user-defined meta:name="Info 2"/>
    <meta:user-defined meta:name="Info 3"/>
    <meta:user-defined meta:name="Info 4"/>
  </office:meta>
</office:document-meta>
</file>